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5cm" fo:min-width="3.44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2.2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5cm" fo:min-width="4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2.5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1.5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5cm" fo:min-width="2.0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1.3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2.561cm"/>
    </style:style>
    <style:style style:name="gr9" style:family="graphic" style:parent-style-name="objectwithoutfill">
      <style:graphic-properties svg:stroke-width="0.025cm" draw:marker-start-width="0.305cm" draw:marker-end="Symmetric_20_Arrow" draw:marker-end-width="0.305cm" draw:fill="none" draw:textarea-vertical-align="middle" fo:padding-top="0.138cm" fo:padding-bottom="0.138cm" fo:padding-left="0.263cm" fo:padding-right="0.26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3cm" fo:min-width="0.37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0.371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.941cm" svg:height="0.962cm" svg:x="0cm" svg:y="0.455cm">
          <draw:text-box>
            <text:p>fawww</text:p>
          </draw:text-box>
        </draw:frame>
        <draw:frame draw:style-name="gr2" draw:layer="layout" svg:width="2.729cm" svg:height="0.962cm" svg:x="1.742cm" svg:y="6.699cm">
          <draw:text-box>
            <text:p>i2ww</text:p>
          </draw:text-box>
        </draw:frame>
        <draw:frame draw:style-name="gr3" xml:id="id2" draw:id="id2" draw:layer="layout" svg:width="4.85cm" svg:height="0.962cm" svg:x="6.366cm" svg:y="0.455cm">
          <draw:text-box>
            <text:p>fawhoh3o</text:p>
          </draw:text-box>
        </draw:frame>
        <draw:frame draw:style-name="gr4" xml:id="id1" draw:id="id1" draw:layer="layout" svg:width="3.035cm" svg:height="0.962cm" svg:x="8.03cm" svg:y="6.727cm">
          <draw:text-box>
            <text:p>i3h3ow</text:p>
          </draw:text-box>
        </draw:frame>
        <draw:frame draw:style-name="gr5" draw:layer="layout" svg:width="2.297cm" svg:height="0.962cm" svg:x="15.385cm" svg:y="6.727cm">
          <draw:text-box>
            <text:p>mdww</text:p>
          </draw:text-box>
        </draw:frame>
        <draw:frame draw:style-name="gr6" xml:id="id3" draw:id="id3" draw:layer="layout" svg:width="2.61cm" svg:height="0.962cm" svg:x="13.656cm" svg:y="0.455cm">
          <draw:text-box>
            <text:p>i6whow</text:p>
          </draw:text-box>
        </draw:frame>
        <draw:frame draw:style-name="gr7" draw:layer="layout" svg:width="2.153cm" svg:height="0.962cm" svg:x="14.475cm" svg:y="2.531cm">
          <draw:text-box>
            <text:p>i8how</text:p>
          </draw:text-box>
        </draw:frame>
        <draw:frame draw:style-name="gr8" draw:layer="layout" svg:width="3.139cm" svg:height="0.962cm" svg:x="14.142cm" svg:y="4.577cm">
          <draw:text-box>
            <text:p>mdhoh3o</text:p>
          </draw:text-box>
        </draw:frame>
        <draw:connector draw:style-name="gr9" draw:text-style-name="P1" draw:layer="layout" draw:type="line" svg:x1="4.714cm" svg:y1="7.129cm" svg:x2="8.03cm" svg:y2="7.208cm" draw:end-shape="id1" draw:end-glue-point="3" svg:d="m4714 7129 3316 79" svg:viewBox="0 0 3317 80">
          <text:p/>
        </draw:connector>
        <draw:connector draw:style-name="gr9" draw:text-style-name="P1" draw:layer="layout" draw:type="line" svg:x1="11.56cm" svg:y1="7.253cm" svg:x2="15.486cm" svg:y2="7.226cm" svg:d="m11560 7253 3926-27" svg:viewBox="0 0 3927 28">
          <text:p/>
        </draw:connector>
        <draw:connector draw:style-name="gr9" draw:text-style-name="P1" draw:layer="layout" draw:type="line" svg:x1="4.292cm" svg:y1="0.962cm" svg:x2="6.366cm" svg:y2="0.936cm" draw:end-shape="id2" svg:d="m4292 962 2074-26" svg:viewBox="0 0 2075 27">
          <text:p/>
        </draw:connector>
        <draw:connector draw:style-name="gr9" draw:text-style-name="P1" draw:layer="layout" draw:type="line" svg:x1="8.042cm" svg:y1="1.321cm" svg:x2="9.547cm" svg:y2="6.727cm" draw:end-shape="id1" draw:end-glue-point="0" svg:d="m8042 1321 1505 5406" svg:viewBox="0 0 1506 5407">
          <text:p/>
        </draw:connector>
        <draw:connector draw:style-name="gr9" draw:text-style-name="P1" draw:layer="layout" draw:type="line" svg:x1="11.452cm" svg:y1="0.906cm" svg:x2="13.656cm" svg:y2="0.936cm" draw:end-shape="id3" draw:end-glue-point="3" svg:d="m11452 906 2204 30" svg:viewBox="0 0 2205 31">
          <text:p/>
        </draw:connector>
        <draw:frame draw:style-name="gr10" draw:layer="layout" svg:width="0.993cm" svg:height="0.962cm" svg:x="2.362cm" svg:y="3.124cm">
          <draw:text-box>
            <text:p>l1</text:p>
          </draw:text-box>
        </draw:frame>
        <draw:frame draw:style-name="gr11" draw:layer="layout" svg:width="0.993cm" svg:height="0.962cm" svg:x="8.56cm" svg:y="3.124cm">
          <draw:text-box>
            <text:p>l5</text:p>
          </draw:text-box>
        </draw:frame>
        <draw:frame draw:style-name="gr11" draw:layer="layout" svg:width="0.993cm" svg:height="0.962cm" svg:x="12.68cm" svg:y="5.507cm">
          <draw:text-box>
            <text:p>l9</text:p>
          </draw:text-box>
        </draw:frame>
        <draw:frame draw:style-name="gr11" draw:layer="layout" svg:width="0.993cm" svg:height="0.962cm" svg:x="3.636cm" svg:y="-0.199cm">
          <draw:text-box>
            <text:p>l4</text:p>
          </draw:text-box>
        </draw:frame>
        <draw:frame draw:style-name="gr11" draw:layer="layout" svg:width="0.993cm" svg:height="0.962cm" svg:x="10.678cm" svg:y="-0.199cm">
          <draw:text-box>
            <text:p>l6</text:p>
          </draw:text-box>
        </draw:frame>
        <draw:frame draw:style-name="gr11" draw:layer="layout" svg:width="0.993cm" svg:height="0.962cm" svg:x="11.555cm" svg:y="1.014cm">
          <draw:text-box>
            <text:p>l7</text:p>
          </draw:text-box>
        </draw:frame>
        <draw:frame draw:style-name="gr11" draw:layer="layout" svg:width="0.993cm" svg:height="0.962cm" svg:x="12.08cm" svg:y="3.136cm">
          <draw:text-box>
            <text:p>l8</text:p>
          </draw:text-box>
        </draw:frame>
        <draw:frame draw:style-name="gr11" draw:layer="layout" svg:width="0.993cm" svg:height="0.962cm" svg:x="4.664cm" svg:y="6.272cm">
          <draw:text-box>
            <text:p>l2</text:p>
          </draw:text-box>
        </draw:frame>
        <draw:frame draw:style-name="gr11" draw:layer="layout" svg:width="0.993cm" svg:height="0.962cm" svg:x="11.524cm" svg:y="6.319cm">
          <draw:text-box>
            <text:p>l3</text:p>
          </draw:text-box>
        </draw:frame>
        <draw:line draw:style-name="gr9" draw:text-style-name="P2" draw:layer="layout" svg:x1="14.702cm" svg:y1="1.319cm" svg:x2="15.081cm" svg:y2="2.608cm">
          <text:p/>
        </draw:line>
        <draw:line draw:style-name="gr9" draw:text-style-name="P2" draw:layer="layout" svg:x1="15.233cm" svg:y1="3.259cm" svg:x2="15.612cm" svg:y2="4.623cm">
          <text:p/>
        </draw:line>
        <draw:line draw:style-name="gr9" draw:text-style-name="P2" draw:layer="layout" svg:x1="15.838cm" svg:y1="5.305cm" svg:x2="16.217cm" svg:y2="6.745cm">
          <text:p/>
        </draw:line>
        <draw:connector draw:style-name="gr9" draw:text-style-name="P1" draw:layer="layout" draw:type="line" svg:x1="1.6cm" svg:y1="1.3cm" svg:x2="3.107cm" svg:y2="6.704cm" svg:d="m1600 1300 1507 5404" svg:viewBox="0 0 1508 540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9.05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1-26T14:07:25.115552061</meta:creation-date>
    <dc:date>2016-11-14T14:24:12</dc:date>
    <meta:editing-duration>PT53M38S</meta:editing-duration>
    <meta:editing-cycles>11</meta:editing-cycles>
    <meta:generator>LibreOffice/3.5$Linux_X86_64 LibreOffice_project/350m1$Build-2</meta:generator>
    <dc:creator>Stefan Kuhn</dc:creator>
    <meta:document-statistic meta:object-count="26"/>
  </office:meta>
</office:document-meta>
</file>